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gif" manifest:full-path="Pictures/f469.1485872794.845343.gif"/>
  <manifest:file-entry manifest:media-type="image/png" manifest:full-path="Pictures/f393.1485872794.853211.png"/>
  <manifest:file-entry manifest:media-type="image/jpeg" manifest:full-path="Pictures/f299.1485872794.845788.jpg"/>
  <manifest:file-entry manifest:media-type="image/jpeg" manifest:full-path="Pictures/f116.1485872794.857295.jpg"/>
  <manifest:file-entry manifest:media-type="image/gif" manifest:full-path="Pictures/f277.1485872794.851955.gif"/>
  <manifest:file-entry manifest:media-type="image/jpeg" manifest:full-path="Pictures/f0.1485872794.852769.jpeg"/>
  <manifest:file-entry manifest:media-type="image/png" manifest:full-path="Pictures/f359.1485872794.846188.png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858727948556.1" style:family="table-column">
      <style:table-column-properties style:rel-column-width="65534*"/>
    </style:style>
    <style:style style:name="P1" style:parent-style-name="Standard" style:family="paragraph">
      <style:text-properties officeooo:paragraph-rsid="0005a6c1" officeooo:rsid="0005a6c1"/>
    </style:style>
    <style:style style:name="P2" style:parent-style-name="Standard" style:family="paragraph">
      <style:text-properties officeooo:paragraph-rsid="00089e1e" officeooo:rsid="0007003f"/>
    </style:style>
    <style:style style:name="P3" style:parent-style-name="Standard" style:family="paragraph">
      <style:text-properties officeooo:paragraph-rsid="000a52d7" officeooo:rsid="000a52d7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4" style:family="text">
      <style:text-properties fo:font-size="10pt"/>
    </style:style>
    <style:style style:name="T5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9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draw:frame draw:name="f736.1485872794.845491" draw:z-index="0" text:anchor-type="as-char" svg:width="1.131900cm" svg:height="1.131900cm"><draw:image xlink:type="simple" xlink:show="embed" xlink:href="Pictures/f469.1485872794.845343.gif" xlink:actuate="onLoad"/></draw:frame></text:p>
      <text:p><draw:frame draw:name="f545.1485872794.845895" draw:z-index="0" text:anchor-type="as-char" svg:width="1.131900cm" svg:height="1.131900cm"><draw:image xlink:type="simple" xlink:show="embed" xlink:href="Pictures/f299.1485872794.845788.jpg" xlink:actuate="onLoad"/></draw:frame></text:p>
      <text:p><draw:frame draw:name="f40.1485872794.851009" draw:z-index="0" text:anchor-type="as-char" svg:width="0.996072cm" svg:height="0.792330cm"><draw:image xlink:type="simple" xlink:show="embed" xlink:href="Pictures/f359.1485872794.846188.png" xlink:actuate="onLoad"/></draw:frame></text:p>
      <text:p><draw:frame draw:name="f530.1485872794.851561" draw:z-index="0" text:anchor-type="paragraph" svg:width="1.131900cm" svg:height="1.131900cm"><draw:image xlink:type="simple" xlink:show="embed" xlink:href="Pictures/f469.1485872794.845343.gif" xlink:actuate="onLoad"/></draw:frame></text:p>
      <text:p><draw:frame draw:name="f936.1485872794.852081" draw:z-index="0" text:anchor-type="as-char" svg:width="1.131900cm" svg:height="1.131900cm"><draw:image xlink:type="simple" xlink:show="embed" xlink:href="Pictures/f277.1485872794.851955.gif" xlink:actuate="onLoad"/></draw:frame></text:p>
      <text:p text:style-name="Standard"/>
      <text:p><draw:frame draw:name="f986.1485872794.852887" draw:z-index="0" text:anchor-type="as-char" svg:width="2.263800cm" svg:height="2.263800cm"><draw:image xlink:type="simple" xlink:show="embed" xlink:href="Pictures/f0.1485872794.852769.jpeg" xlink:actuate="onLoad"/></draw:frame><draw:frame draw:style-name="podImageRight" draw:name="f136.1485872794.853093" draw:z-index="0" text:anchor-type="char" svg:width="2.263800cm" svg:height="2.263800cm"><draw:image xlink:type="simple" xlink:show="embed" xlink:href="Pictures/f0.1485872794.852769.jpeg" xlink:actuate="onLoad"/></draw:frame><draw:frame draw:name="f48.1485872794.853337" draw:z-index="0" text:anchor-type="as-char" svg:width="3.350424cm" svg:height="6.587658cm"><draw:image xlink:type="simple" xlink:show="embed" xlink:href="Pictures/f393.1485872794.853211.png" xlink:actuate="onLoad"/></draw:frame><draw:frame draw:name="f797.1485872794.853539" draw:z-index="0" text:anchor-type="as-char" svg:width="1.669455cm" svg:height="3.282510cm"><draw:image xlink:type="simple" xlink:show="embed" xlink:href="Pictures/f393.1485872794.853211.png" xlink:actuate="onLoad"/></draw:frame></text:p>
      <text:p/>
      <table:table table:name="Table14858727948556" table:style-name="podTable">
        <table:table-column table:style-name="Table14858727948556.1"/>
        <table:table-row>
          <table:table-cell table:style-name="podCell">
            <text:p text:style-name="podCellContent"><draw:frame draw:name="f956.1485872794.853993" draw:z-index="0" text:anchor-type="as-char" svg:width="1.131900cm" svg:height="1.131900cm"><draw:image xlink:type="simple" xlink:show="embed" xlink:href="Pictures/f0.1485872794.852769.jpeg" xlink:actuate="onLoad"/></draw:frame></text:p>
          </table:table-cell>
        </table:table-row>
      </table:table>
      <text:p text:style-name="P3"/>
      <text:p text:style-name="Standard">Error cases</text:p>
      <text:p text:style-name="Standard"/>
      <text:p><office:annotation><dc:creator>POD</dc:creator><dc:date>2017-01-31T15:26:34</dc:date><text:p>Error while evaluating the expression "document()" defined in the "from" part of a statement. PodError: Please specify a document to import, either with a stream (parameter "content") or with a path (parameter "at")</text:p><text:p>   File "&lt;string&gt;", line 0, in ?</text:p><text:p>   File "/opt/Plone-2.5.5/Python-2.4.4/lib/python2.4/site-packages/appy/pod/renderer.py", line 296, in importDocument</text:p><text:p>    if not content and not at: raise PodError(DOC_NOT_SPECIFIED)</text:p><text:p> appy.pod.PodError: Please specify a document to import, either with a stream (parameter "content") or with a path (parameter "at")</text:p></office:annotation></text:p>
      <text:p><office:annotation><dc:creator>POD</dc:creator><dc:date>2017-01-31T15:26:34</dc:date><text:p>Error while evaluating the expression "document(content="blabla")" defined in the "from" part of a statement. PodError: POD was unable to deduce the document format. Please specify it through parameter named "format" (=odt, gif, png, ...).</text:p><text:p>   File "&lt;string&gt;", line 0, in ?</text:p><text:p>   File "/opt/Plone-2.5.5/Python-2.4.4/lib/python2.4/site-packages/appy/pod/renderer.py", line 306, in importDocument</text:p><text:p>    raise PodError(DOC_FORMAT_ERROR)</text:p><text:p> appy.pod.PodError: POD was unable to deduce the document format. Please specify it through parameter named "format" (=odt, gif, png, ...).</text:p></office:annotation></text:p>
      <text:p><office:annotation><dc:creator>POD</dc:creator><dc:date>2017-01-31T15:26:34</dc:date><text:p>Error while evaluating the expression "document(content="blabla", format='bzz')" defined in the "from" part of a statement. PodError: Format "bzz" is not supported.</text:p><text:p>   File "&lt;string&gt;", line 0, in ?</text:p><text:p>   File "/opt/Plone-2.5.5/Python-2.4.4/lib/python2.4/site-packages/appy/pod/renderer.py", line 327, in importDocument</text:p><text:p>    raise PodError(DOC_WRONG_FORMAT % format)</text:p><text:p> appy.pod.PodError: Format "bzz" is not supported.</text:p></office:annotation></text:p>
      <text:p><office:annotation><dc:creator>POD</dc:creator><dc:date>2017-01-31T15:26:34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File "&lt;string&gt;", line 0, in ?</text:p><text:p>   File "/opt/Plone-2.5.5/Python-2.4.4/lib/python2.4/site-packages/appy/pod/renderer.py", line 332, in importDocument</text:p><text:p>    convertOptions)</text:p><text:p>   File "/opt/Plone-2.5.5/Python-2.4.4/lib/python2.4/site-packages/appy/pod/doc_importers.py", line 439, in init</text:p><text:p>    raise PodError(self.WRONG_ANCHOR % str(self.anchorTypes))</text:p><text:p> appy.pod.PodError: Wrong anchor. Valid values for anchors are: ('page', 'paragraph', 'char', 'as-char').</text:p></office:annotation></text:p>
      <text:p><draw:frame draw:name="f381.1485872794.857405" draw:z-index="0" text:anchor-type="as-char" svg:width="2.263800cm" svg:height="1.697850cm"><draw:image xlink:type="simple" xlink:show="embed" xlink:href="Pictures/f116.1485872794.857295.jpg" xlink:actuate="onLoad"/></draw:frame></text:p>
      <text:p><draw:frame draw:name="f306.1485872794.966607" draw:z-index="0" text:anchor-type="as-char" svg:width="2.263800cm" svg:height="1.697850cm"><draw:image xlink:type="simple" xlink:show="embed" xlink:href="Pictures/f116.1485872794.857295.jpg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Tahoma" style:language-asian="zxx" style:language-complex="zxx" style:font-size-asian="10.5pt" style:font-name-asian="DejaVu Sans" fo:font-size="12pt" style:font-size-complex="12pt" style:country-asian="none" style:letter-kerning="true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Tahoma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family-generic-complex="system" style:font-size-asian="14pt" fo:font-family="Tahoma" style:font-name="Tahoma" style:font-size-complex="14pt" style:font-family-asian="'DejaVu Sans'" style:font-name-asian="DejaVu Sans" style:font-family-complex="'DejaVu Sans'" fo:font-size="14pt" style:font-pitch-complex="variable" style:font-pitch-asian="variable" style:font-name-complex="DejaVu Sans"/>
    </style:style>
    <style:style style:name="List" style:class="list" style:parent-style-name="Text_20_body" style:family="paragraph">
      <style:text-properties style:font-size-asian="12pt" fo:font-family="Tahoma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fo:font-family="Tahoma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fo:font-family="Tahoma" style:font-name="Tahoma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8-04-08T16:25:25</meta:creation-date>
    <dc:date>2016-05-26T10:15:19.793286918</dc:date>
    <dc:language>fr-BE</dc:language>
    <meta:editing-cycles>21</meta:editing-cycles>
    <meta:editing-duration>PT2H24M9S</meta:editing-duration>
    <meta:document-statistic meta:table-count="0" meta:image-count="0" meta:object-count="0" meta:page-count="1" meta:paragraph-count="13" meta:word-count="86" meta:character-count="425" meta:non-whitespace-character-count="350"/>
    <meta:user-defined meta:name="Info 1"/>
    <meta:user-defined meta:name="Info 2"/>
    <meta:user-defined meta:name="Info 3"/>
    <meta:user-defined meta:name="Info 4"/>
  </office:meta>
</office:document-meta>
</file>